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7cm" fo:min-width="4.45cm" fo:padding-top="0.15cm" fo:padding-bottom="0.15cm" fo:padding-left="0.275cm" fo:padding-right="0.275cm"/>
      <style:paragraph-properties style:writing-mode="lr-tb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3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626cm" fo:min-width="2.376cm" fo:padding-top="0.15cm" fo:padding-bottom="0.15cm" fo:padding-left="0.275cm" fo:padding-right="0.275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81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959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4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/>
    </style:style>
    <style:style style:name="P7" style:family="paragraph">
      <style:paragraph-properties fo:text-align="center" style:writing-mode="lr-tb"/>
      <style:text-properties fo:font-size="14pt" fo:font-style="italic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14pt" fo:font-style="italic"/>
    </style:style>
    <style:style style:name="T1" style:family="text">
      <style:text-properties fo:font-size="14pt"/>
    </style:style>
    <style:style style:name="T2" style:family="text">
      <style:text-properties fo:font-size="12pt"/>
    </style:style>
    <style:style style:name="T3" style:family="text">
      <style:text-properties fo:font-size="14pt" fo:font-weight="bold"/>
    </style:style>
    <style:style style:name="T4" style:family="text">
      <style:text-properties fo:font-size="12pt" fo:font-style="italic" fo:font-weight="bold"/>
    </style:style>
    <style:style style:name="T5" style:family="text">
      <style:text-properties fo:font-size="14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5cm" svg:height="1cm" svg:x="7cm" svg:y="3cm">
            <text:p text:style-name="P1"><text:span text:style-name="T1">Popu</text:span><text:span text:style-name="T1">lation </text:span><text:span text:style-name="T1">initial</text:span><text:span text:style-name="T1">e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.5cm" svg:y1="4cm" svg:x2="9.5cm" svg:y2="5cm">
            <text:p/>
          </draw:line>
          <draw:custom-shape draw:style-name="gr1" draw:text-style-name="P2" draw:layer="layout" svg:width="5cm" svg:height="1cm" svg:x="7cm" svg:y="4.988cm">
            <text:p text:style-name="P1"><text:span text:style-name="T1">Évaluation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.5cm" svg:y1="5.988cm" svg:x2="9.5cm" svg:y2="6.988cm">
            <text:p/>
          </draw:line>
          <draw:custom-shape draw:style-name="gr1" draw:text-style-name="P2" draw:layer="layout" svg:width="5cm" svg:height="1cm" svg:x="7cm" svg:y="6.988cm">
            <text:p text:style-name="P1"><text:span text:style-name="T1">Sélection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.5cm" svg:y1="7.988cm" svg:x2="9.5cm" svg:y2="8.988cm">
            <text:p/>
          </draw:line>
          <draw:custom-shape draw:style-name="gr1" draw:text-style-name="P2" draw:layer="layout" svg:width="5cm" svg:height="1cm" svg:x="7cm" svg:y="8.988cm">
            <text:p text:style-name="P1"><text:span text:style-name="T1">Croisement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.5cm" svg:y1="9.988cm" svg:x2="9.5cm" svg:y2="10.988cm">
            <text:p/>
          </draw:line>
          <draw:custom-shape draw:style-name="gr1" draw:text-style-name="P2" draw:layer="layout" svg:width="5cm" svg:height="1cm" svg:x="7cm" svg:y="10.988cm">
            <text:p text:style-name="P1"><text:span text:style-name="T1">Mutation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.5cm" svg:y1="16.988cm" svg:x2="9.5cm" svg:y2="17.988cm">
            <text:p/>
          </draw:line>
          <draw:polygon draw:style-name="gr3" draw:text-style-name="P5" draw:layer="layout" svg:width="4.949cm" svg:height="1.999cm" svg:x="7cm" svg:y="18cm" svg:viewBox="0 0 4950 2000" draw:points="2475,0 4950,999 2475,2000 0,999">
            <text:p text:style-name="P4"><text:span text:style-name="T2">Condition d’arrêt</text:span></text:p>
          </draw:polygon>
          <draw:line draw:style-name="gr2" draw:text-style-name="P3" draw:layer="layout" svg:x1="9.5cm" svg:y1="19.976cm" svg:x2="9.5cm" svg:y2="20.976cm">
            <text:p/>
          </draw:line>
          <draw:frame draw:style-name="gr4" draw:text-style-name="P6" draw:layer="layout" svg:width="1.328cm" svg:height="0.806cm" svg:x="9.8cm" svg:y="20.098cm">
            <draw:text-box>
              <text:p><text:span text:style-name="T3">Oui</text:span></text:p>
            </draw:text-box>
          </draw:frame>
          <draw:frame draw:style-name="gr5" draw:text-style-name="P6" draw:layer="layout" svg:width="1.459cm" svg:height="0.806cm" svg:x="5.201cm" svg:y="18.098cm">
            <draw:text-box>
              <text:p><text:span text:style-name="T3">Non</text:span></text:p>
            </draw:text-box>
          </draw:frame>
          <draw:line draw:style-name="gr6" draw:text-style-name="P3" draw:layer="layout" svg:x1="7.05cm" svg:y1="19cm" svg:x2="4cm" svg:y2="19cm">
            <text:p/>
          </draw:line>
          <draw:line draw:style-name="gr6" draw:text-style-name="P3" draw:layer="layout" svg:x1="4cm" svg:y1="19cm" svg:x2="4cm" svg:y2="4.5cm">
            <text:p/>
          </draw:line>
          <draw:line draw:style-name="gr7" draw:text-style-name="P3" draw:layer="layout" svg:x1="4cm" svg:y1="4.5cm" svg:x2="9.5cm" svg:y2="4.5cm">
            <text:p/>
          </draw:line>
          <draw:custom-shape draw:style-name="gr1" draw:text-style-name="P2" draw:layer="layout" svg:width="5cm" svg:height="1cm" svg:x="7cm" svg:y="20.976cm">
            <text:p text:style-name="P1"><text:span text:style-name="T1">STOP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.5cm" svg:y1="11.976cm" svg:x2="9.5cm" svg:y2="12.976cm">
            <text:p/>
          </draw:line>
          <draw:polygon draw:style-name="gr3" draw:text-style-name="P5" draw:layer="layout" svg:width="7.649cm" svg:height="2.011cm" svg:x="5.7cm" svg:y="12.988cm" svg:viewBox="0 0 7650 2012" draw:points="3824,0 7650,1005 3824,2012 0,1005">
            <text:p text:style-name="P4"><text:span text:style-name="T4">m</text:span><text:span text:style-name="T2"> itérations sans amélioration</text:span></text:p>
          </draw:polygon>
          <draw:line draw:style-name="gr2" draw:text-style-name="P3" draw:layer="layout" svg:x1="9.5cm" svg:y1="14.964cm" svg:x2="9.5cm" svg:y2="15.964cm">
            <text:p/>
          </draw:line>
          <draw:frame draw:style-name="gr4" draw:text-style-name="P6" draw:layer="layout" svg:width="1.328cm" svg:height="0.806cm" svg:x="9.8cm" svg:y="15.086cm">
            <draw:text-box>
              <text:p><text:span text:style-name="T3">Oui</text:span></text:p>
            </draw:text-box>
          </draw:frame>
          <draw:custom-shape draw:style-name="gr1" draw:text-style-name="P2" draw:layer="layout" svg:width="5cm" svg:height="1cm" svg:x="7cm" svg:y="15.988cm">
            <text:p text:style-name="P1"><text:span text:style-name="T1">Nouvelle population</text:span></text:p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5.75cm" svg:y1="14cm" svg:x2="4cm" svg:y2="14cm">
            <text:p/>
          </draw:line>
          <draw:frame draw:style-name="gr5" draw:text-style-name="P6" draw:layer="layout" svg:width="1.459cm" svg:height="0.806cm" svg:x="4.002cm" svg:y="13.098cm">
            <draw:text-box>
              <text:p><text:span text:style-name="T3">Non</text:span></text:p>
            </draw:text-box>
          </draw:frame>
        </draw:g>
      </draw:page>
      <draw:page draw:name="page2" draw:style-name="dp1" draw:master-page-name="Standard">
        <draw:g>
          <draw:custom-shape draw:style-name="gr1" draw:text-style-name="P2" draw:layer="layout" svg:width="5cm" svg:height="1cm" svg:x="7.001cm" svg:y="3cm">
            <text:p text:style-name="P1"><text:span text:style-name="T1">Population initiale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.501cm" svg:y1="4cm" svg:x2="9.501cm" svg:y2="5cm">
            <text:p/>
          </draw:line>
          <draw:custom-shape draw:style-name="gr1" draw:text-style-name="P2" draw:layer="layout" svg:width="5cm" svg:height="1cm" svg:x="7.001cm" svg:y="4.988cm">
            <text:p text:style-name="P1"><text:span text:style-name="T1">Évaluation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.501cm" svg:y1="5.988cm" svg:x2="9.501cm" svg:y2="6.988cm">
            <text:p/>
          </draw:line>
          <draw:custom-shape draw:style-name="gr1" draw:text-style-name="P2" draw:layer="layout" svg:width="5cm" svg:height="1cm" svg:x="7.001cm" svg:y="6.988cm">
            <text:p text:style-name="P1"><text:span text:style-name="T1">Sélection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.501cm" svg:y1="7.988cm" svg:x2="9.501cm" svg:y2="8.988cm">
            <text:p/>
          </draw:line>
          <draw:custom-shape draw:style-name="gr1" draw:text-style-name="P2" draw:layer="layout" svg:width="5cm" svg:height="1cm" svg:x="7.001cm" svg:y="8.988cm">
            <text:p text:style-name="P1"><text:span text:style-name="T1">Croisement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.501cm" svg:y1="9.988cm" svg:x2="9.501cm" svg:y2="10.988cm">
            <text:p/>
          </draw:line>
          <draw:custom-shape draw:style-name="gr1" draw:text-style-name="P2" draw:layer="layout" svg:width="5cm" svg:height="1cm" svg:x="7.001cm" svg:y="10.988cm">
            <text:p text:style-name="P1"><text:span text:style-name="T1">Mutation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.501cm" svg:y1="16.988cm" svg:x2="9.501cm" svg:y2="17.988cm">
            <text:p/>
          </draw:line>
          <draw:polygon draw:style-name="gr3" draw:text-style-name="P5" draw:layer="layout" svg:width="4.949cm" svg:height="1.999cm" svg:x="7.001cm" svg:y="18cm" svg:viewBox="0 0 4950 2000" draw:points="2475,0 4950,999 2475,2000 0,999">
            <text:p text:style-name="P4"><text:span text:style-name="T2">Condition d’arrêt</text:span></text:p>
          </draw:polygon>
          <draw:line draw:style-name="gr2" draw:text-style-name="P3" draw:layer="layout" svg:x1="9.501cm" svg:y1="19.976cm" svg:x2="9.501cm" svg:y2="20.976cm">
            <text:p/>
          </draw:line>
          <draw:frame draw:style-name="gr4" draw:text-style-name="P6" draw:layer="layout" svg:width="1.328cm" svg:height="0.806cm" svg:x="9.801cm" svg:y="20.098cm">
            <draw:text-box>
              <text:p><text:span text:style-name="T3">Oui</text:span></text:p>
            </draw:text-box>
          </draw:frame>
          <draw:frame draw:style-name="gr5" draw:text-style-name="P6" draw:layer="layout" svg:width="1.459cm" svg:height="0.806cm" svg:x="5.202cm" svg:y="18.098cm">
            <draw:text-box>
              <text:p><text:span text:style-name="T3">Non</text:span></text:p>
            </draw:text-box>
          </draw:frame>
          <draw:line draw:style-name="gr6" draw:text-style-name="P3" draw:layer="layout" svg:x1="7.051cm" svg:y1="19cm" svg:x2="4.001cm" svg:y2="19cm">
            <text:p/>
          </draw:line>
          <draw:line draw:style-name="gr6" draw:text-style-name="P3" draw:layer="layout" svg:x1="4.001cm" svg:y1="19cm" svg:x2="4.001cm" svg:y2="4.5cm">
            <text:p/>
          </draw:line>
          <draw:line draw:style-name="gr7" draw:text-style-name="P3" draw:layer="layout" svg:x1="4.001cm" svg:y1="4.5cm" svg:x2="9.501cm" svg:y2="4.5cm">
            <text:p/>
          </draw:line>
          <draw:custom-shape draw:style-name="gr1" draw:text-style-name="P8" draw:layer="layout" svg:width="5cm" svg:height="1cm" svg:x="7.001cm" svg:y="20.976cm">
            <text:p text:style-name="P7"><text:span text:style-name="T5">generalFO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.501cm" svg:y1="21.976cm" svg:x2="9.501cm" svg:y2="22.976cm">
            <text:p/>
          </draw:line>
          <draw:custom-shape draw:style-name="gr1" draw:text-style-name="P2" draw:layer="layout" svg:width="5cm" svg:height="1cm" svg:x="7.001cm" svg:y="22.976cm">
            <text:p text:style-name="P1"><text:span text:style-name="T1">STOP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.501cm" svg:y1="11.976cm" svg:x2="9.501cm" svg:y2="12.976cm">
            <text:p/>
          </draw:line>
          <draw:polygon draw:style-name="gr3" draw:text-style-name="P5" draw:layer="layout" svg:width="7.649cm" svg:height="2.011cm" svg:x="5.701cm" svg:y="12.988cm" svg:viewBox="0 0 7650 2012" draw:points="3824,0 7650,1005 3824,2012 0,1005">
            <text:p text:style-name="P4"><text:span text:style-name="T4">m</text:span><text:span text:style-name="T2"> itérations sans amélioration</text:span></text:p>
          </draw:polygon>
          <draw:line draw:style-name="gr2" draw:text-style-name="P3" draw:layer="layout" svg:x1="9.501cm" svg:y1="14.964cm" svg:x2="9.501cm" svg:y2="15.964cm">
            <text:p/>
          </draw:line>
          <draw:frame draw:style-name="gr4" draw:text-style-name="P6" draw:layer="layout" svg:width="1.328cm" svg:height="0.806cm" svg:x="9.801cm" svg:y="15.086cm">
            <draw:text-box>
              <text:p><text:span text:style-name="T3">Oui</text:span></text:p>
            </draw:text-box>
          </draw:frame>
          <draw:custom-shape draw:style-name="gr1" draw:text-style-name="P2" draw:layer="layout" svg:width="5cm" svg:height="1cm" svg:x="7.001cm" svg:y="15.988cm">
            <text:p text:style-name="P1"><text:span text:style-name="T1">Nouvelle population</text:span></text:p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5.751cm" svg:y1="14cm" svg:x2="4.001cm" svg:y2="14cm">
            <text:p/>
          </draw:line>
          <draw:frame draw:style-name="gr5" draw:text-style-name="P6" draw:layer="layout" svg:width="1.459cm" svg:height="0.806cm" svg:x="4.003cm" svg:y="13.098cm">
            <draw:text-box>
              <text:p><text:span text:style-name="T3">N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05cm" svg:stroke-color="#000000" draw:marker-start-width="0.28cm" draw:marker-end-width="0.28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5T15:41:19.582249077</meta:creation-date>
    <dc:date>2023-08-17T11:42:55.304239455</dc:date>
    <meta:editing-duration>P1DT17H34M35S</meta:editing-duration>
    <meta:editing-cycles>4</meta:editing-cycles>
    <meta:generator>LibreOffice/7.3.7.2$Linux_X86_64 LibreOffice_project/30$Build-2</meta:generator>
    <meta:document-statistic meta:object-count="54"/>
  </office:meta>
</office:document-meta>
</file>